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3000004E8E96444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63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30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655cm" fo:min-width="5.21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fill-color="#ffff38" draw:textarea-horizontal-align="justify" draw:textarea-vertical-align="middle" draw:auto-grow-height="false" fo:min-height="1.655cm" fo:min-width="5.21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0.33cm" fo:text-align="end" fo:text-indent="0cm"/>
      <style:text-properties fo:font-size="6pt"/>
    </style:style>
    <style:style style:name="P4" style:family="paragraph">
      <style:paragraph-properties fo:line-height="0.33cm" fo:text-align="end"/>
      <style:text-properties fo:font-size="6pt"/>
    </style:style>
    <style:style style:name="P5" style:family="paragraph">
      <loext:graphic-properties draw:fill="none" draw:fill-color="#ffffff"/>
      <style:paragraph-properties fo:line-height="0.33cm" fo:text-align="end"/>
      <style:text-properties fo:font-size="6pt" fo:font-weight="bold" style:font-size-asian="6pt" style:font-size-complex="6pt"/>
    </style:style>
    <style:style style:name="P6" style:family="paragraph">
      <style:paragraph-properties fo:line-height="0.33cm" fo:text-align="start"/>
      <style:text-properties fo:font-size="6pt"/>
    </style:style>
    <style:style style:name="P7" style:family="paragraph">
      <style:paragraph-properties fo:margin-left="0cm" fo:margin-right="0cm" fo:margin-top="0cm" fo:margin-bottom="0cm" fo:line-height="0.33cm" fo:text-align="start" fo:text-indent="0cm"/>
      <style:text-properties fo:font-size="6pt"/>
    </style:style>
    <style:style style:name="P8" style:family="paragraph">
      <loext:graphic-properties draw:fill="none" draw:fill-color="#ffffff"/>
      <style:paragraph-properties fo:line-height="0.33cm" fo:text-align="start"/>
      <style:text-properties fo:font-size="6pt" fo:font-weight="bold" style:font-size-asian="6pt" style:font-size-complex="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loext:graphic-properties draw:fill-color="#81d41a"/>
      <style:paragraph-properties fo:text-align="center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0.33cm" fo:text-align="end"/>
    </style:style>
    <style:style style:name="P13" style:family="paragraph">
      <style:paragraph-properties fo:margin-left="0cm" fo:margin-right="0cm" fo:margin-top="0cm" fo:margin-bottom="0cm" fo:line-height="0.33cm" fo:text-align="end" fo:text-indent="0cm"/>
    </style:style>
    <style:style style:name="P14" style:family="paragraph">
      <style:paragraph-properties fo:line-height="0.33cm" fo:text-align="start"/>
    </style:style>
    <style:style style:name="P15" style:family="paragraph">
      <style:paragraph-properties fo:margin-left="0cm" fo:margin-right="0cm" fo:margin-top="0cm" fo:margin-bottom="0cm" fo:line-height="0.33cm" fo:text-align="start" fo:text-indent="0cm"/>
    </style:style>
    <style:style style:name="P16" style:family="paragraph">
      <loext:graphic-properties draw:fill-color="#ffff38"/>
      <style:paragraph-properties fo:text-align="center"/>
      <style:text-properties fo:font-size="32pt"/>
    </style:style>
    <style:style style:name="P17" style:family="paragraph">
      <loext:graphic-properties draw:fill-color="#ffffff"/>
    </style:style>
    <style:style style:name="T1" style:family="text">
      <style:text-properties fo:font-size="6pt" fo:font-weight="bold" fo:background-color="#bbe33d" style:font-size-asian="6pt" style:font-size-complex="6pt"/>
    </style:style>
    <style:style style:name="T2" style:family="text">
      <style:text-properties fo:font-size="6pt" fo:font-weight="bold" fo:background-color="transparent" style:font-size-asian="6pt" style:font-size-complex="6pt"/>
    </style:style>
    <style:style style:name="T3" style:family="text">
      <style:text-properties fo:font-size="6pt" fo:font-weight="bold" fo:background-color="transparent" style:font-size-asian="6pt" style:font-size-complex="6pt"/>
    </style:style>
    <style:style style:name="T4" style:family="text">
      <style:text-properties fo:font-size="6pt" fo:font-weight="bold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1.187cm" svg:x="12.9cm" svg:y="7.77cm">
          <draw:text-box>
            <text:p/>
          </draw:text-box>
        </draw:frame>
        <draw:frame draw:style-name="gr2" draw:text-style-name="P2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3" draw:text-style-name="P5" draw:layer="layout" svg:width="3.375cm" svg:height="3.881cm" svg:x="3.346cm" svg:y="3.249cm">
          <draw:text-box>
            <text:p text:style-name="P3"><text:span text:style-name="T1">&lt;available&gt;</text:span></text:p>
            <text:p text:style-name="P3"><text:span text:style-name="T2">WS2812</text:span></text:p>
            <text:p text:style-name="P3"><text:span text:style-name="T2">LED-SIG</text:span></text:p>
            <text:p text:style-name="P3"><text:span text:style-name="T3">PHOTORESISTOR</text:span></text:p>
            <text:p text:style-name="P3"><text:span text:style-name="T1">&lt;available&gt;</text:span></text:p>
            <text:p text:style-name="P3"><text:span text:style-name="T2">I2C-SDA</text:span></text:p>
            <text:p text:style-name="P3"><text:span text:style-name="T2">I2C-SCL</text:span></text:p>
            <text:p text:style-name="P4"><text:span text:style-name="T4">SQW</text:span></text:p>
            <text:p text:style-name="P3"><text:span text:style-name="T2">BTN</text:span></text:p>
            <text:p text:style-name="P4"><text:span text:style-name="T2">TOUCHSCREEN_XP</text:span></text:p>
            <text:p text:style-name="P4"><text:span text:style-name="T2">TOUCHSCREEN_YM</text:span></text:p>
          </draw:text-box>
        </draw:frame>
        <draw:frame draw:style-name="gr3" draw:text-style-name="P8" draw:layer="layout" svg:width="2.267cm" svg:height="3.881cm" svg:x="19.958cm" svg:y="3.211cm">
          <draw:text-box>
            <text:p text:style-name="P6"><text:span text:style-name="T4">TX</text:span></text:p>
            <text:p text:style-name="P6"><text:span text:style-name="T4">RX</text:span></text:p>
            <text:p text:style-name="P7"><text:span text:style-name="T1">&lt;available&gt;</text:span></text:p>
            <text:p text:style-name="P7"><text:span text:style-name="T1">&lt;available&gt;</text:span></text:p>
            <text:p text:style-name="P7"><text:span text:style-name="T1">&lt;available&gt;</text:span></text:p>
            <text:p text:style-name="P7"><text:span text:style-name="T1">&lt;available&gt;</text:span></text:p>
            <text:p text:style-name="P7"><text:span text:style-name="T2">BUZZER-SIG</text:span></text:p>
            <text:p text:style-name="P7"><text:span text:style-name="T4">----------</text:span></text:p>
            <text:p text:style-name="P7"><text:span text:style-name="T4">----------</text:span></text:p>
            <text:p text:style-name="P7"><text:span text:style-name="T4">----------</text:span></text:p>
            <text:p text:style-name="P6"><text:span text:style-name="T2">BOOT</text:span></text:p>
          </draw:text-box>
        </draw:frame>
        <draw:frame draw:style-name="gr4" draw:text-style-name="P8" draw:layer="layout" svg:width="2.267cm" svg:height="0.911cm" svg:x="22.824cm" svg:y="2.595cm">
          <draw:text-box>
            <text:p text:style-name="P7"><text:span text:style-name="T1">&lt;available&gt;</text:span></text:p>
            <text:p text:style-name="P7"><text:span text:style-name="T1">&lt;available&gt;</text:span></text:p>
          </draw:text-box>
        </draw:frame>
        <draw:frame draw:style-name="gr5" draw:text-style-name="P8" draw:layer="layout" svg:width="3.146cm" svg:height="3.551cm" draw:transform="rotate (-1.5707963267949) translate (15.981cm 12.835cm)">
          <draw:text-box>
            <text:p text:style-name="P6"><text:span text:style-name="T4">DC</text:span></text:p>
            <text:p text:style-name="P6"><text:span text:style-name="T4">RES</text:span></text:p>
            <text:p text:style-name="P6"><text:span text:style-name="T4">MISO</text:span></text:p>
            <text:p text:style-name="P6"><text:span text:style-name="T4">SCK</text:span></text:p>
            <text:p text:style-name="P6"><text:span text:style-name="T4">MOSI</text:span></text:p>
            <text:p text:style-name="P6"><text:span text:style-name="T4">CS-DISPLAY</text:span></text:p>
            <text:p text:style-name="P6"><text:span text:style-name="T2">TOUCHSCREEN_XM_ADC</text:span></text:p>
            <text:p text:style-name="P6"><text:span text:style-name="T4">----------</text:span></text:p>
            <text:p text:style-name="P7"><text:span text:style-name="T5">TOUCHSCREEN_YP</text:span><text:span text:style-name="T2">_ADC</text:span></text:p>
          </draw:text-box>
        </draw:frame>
        <draw:frame draw:style-name="gr6" draw:text-style-name="P8" draw:layer="layout" svg:width="2.405cm" svg:height="1.271cm" draw:transform="rotate (-1.5707963267949) translate (16.894cm 8.473cm)">
          <draw:text-box>
            <text:p text:style-name="P6"><text:span text:style-name="T4">----------</text:span></text:p>
            <text:p text:style-name="P7"><text:span text:style-name="T1">&lt;available&gt;</text:span></text:p>
            <text:p text:style-name="P7"><text:span text:style-name="T2">BL</text:span></text:p>
          </draw:text-box>
        </draw:frame>
        <draw:custom-shape draw:style-name="gr7" draw:text-style-name="P10" draw:layer="layout" svg:width="5.715cm" svg:height="1.905cm" svg:x="3.175cm" svg:y="0.635cm">
          <text:p text:style-name="P9">HW2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502cm" svg:height="1.187cm" svg:x="12.9cm" svg:y="7.77cm">
          <draw:text-box>
            <text:p/>
          </draw:text-box>
        </draw:frame>
        <draw:frame draw:style-name="gr2" draw:text-style-name="P2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3" draw:text-style-name="P5" draw:layer="layout" svg:width="5.451cm" svg:height="3.881cm" svg:x="1.27cm" svg:y="3.249cm">
          <draw:text-box>
            <text:p text:style-name="P12"><text:span text:style-name="T4">PHOTORESISTOR</text:span></text:p>
            <text:p text:style-name="P13"><text:span text:style-name="T1">&lt;available&gt;</text:span></text:p>
            <text:p text:style-name="P13"><text:span text:style-name="T1">&lt;available&gt;</text:span></text:p>
            <text:p text:style-name="P13"><text:span text:style-name="T3">TOUCHSCREEN_XM_ADC/</text:span><text:span text:style-name="T1">&lt;available&gt;</text:span></text:p>
            <text:p text:style-name="P12"><text:span text:style-name="T4">WS2812</text:span></text:p>
            <text:p text:style-name="P12"><text:span text:style-name="T4">BUZZER-SIG</text:span></text:p>
            <text:p text:style-name="P12"><text:span text:style-name="T2">TS-CS</text:span></text:p>
            <text:p text:style-name="P12"><text:span text:style-name="T4">SQW</text:span></text:p>
            <text:p text:style-name="P12"><text:span text:style-name="T4">I2C-SDA</text:span></text:p>
            <text:p text:style-name="P13"><text:span text:style-name="T3">TOUCHSCREEN_XP/</text:span><text:span text:style-name="T1">&lt;available&gt;</text:span></text:p>
            <text:p text:style-name="P13"><text:span text:style-name="T3">TOUCHSCREEN_YM/</text:span><text:span text:style-name="T1">&lt;available&gt;</text:span></text:p>
          </draw:text-box>
        </draw:frame>
        <draw:frame draw:style-name="gr3" draw:text-style-name="P8" draw:layer="layout" svg:width="2.267cm" svg:height="3.881cm" svg:x="19.958cm" svg:y="3.211cm">
          <draw:text-box>
            <text:p text:style-name="P14"><text:span text:style-name="T4">TX</text:span></text:p>
            <text:p text:style-name="P14"><text:span text:style-name="T4">RX</text:span></text:p>
            <text:p text:style-name="P14"><text:span text:style-name="T2">DEC-BTN</text:span></text:p>
            <text:p text:style-name="P14"><text:span text:style-name="T4">LED-SIG</text:span></text:p>
            <text:p text:style-name="P15"><text:span text:style-name="T1">&lt;available&gt;</text:span></text:p>
            <text:p text:style-name="P14"><text:span text:style-name="T4">WIFI-LED</text:span></text:p>
            <text:p text:style-name="P15"><text:span text:style-name="T1">&lt;available&gt;</text:span></text:p>
            <text:p text:style-name="P15"><text:span text:style-name="T4">----------</text:span></text:p>
            <text:p text:style-name="P15"><text:span text:style-name="T4">----------</text:span></text:p>
            <text:p text:style-name="P15"><text:span text:style-name="T4">----------</text:span></text:p>
            <text:p text:style-name="P14"><text:span text:style-name="T2">BOOT</text:span></text:p>
          </draw:text-box>
        </draw:frame>
        <draw:frame draw:style-name="gr4" draw:text-style-name="P8" draw:layer="layout" svg:width="2.267cm" svg:height="0.911cm" svg:x="22.824cm" svg:y="2.595cm">
          <draw:text-box>
            <text:p text:style-name="P14"><text:span text:style-name="T4">BTN</text:span></text:p>
            <text:p text:style-name="P14"><text:span text:style-name="T2">INC-BTN</text:span></text:p>
          </draw:text-box>
        </draw:frame>
        <draw:frame draw:style-name="gr5" draw:text-style-name="P8" draw:layer="layout" svg:width="2.644cm" svg:height="3.551cm" draw:transform="rotate (-1.5707963267949) translate (15.981cm 12.835cm)">
          <draw:text-box>
            <text:p text:style-name="P14"><text:span text:style-name="T4">DC</text:span></text:p>
            <text:p text:style-name="P14"><text:span text:style-name="T4">RES</text:span></text:p>
            <text:p text:style-name="P14"><text:span text:style-name="T4">MISO</text:span></text:p>
            <text:p text:style-name="P14"><text:span text:style-name="T4">SCK</text:span></text:p>
            <text:p text:style-name="P14"><text:span text:style-name="T4">MOSI</text:span></text:p>
            <text:p text:style-name="P14"><text:span text:style-name="T4">CS-DISPLAY</text:span></text:p>
            <text:p text:style-name="P14"><text:span text:style-name="T4">I2C-SCL</text:span></text:p>
            <text:p text:style-name="P14"><text:span text:style-name="T4">----------</text:span></text:p>
            <text:p text:style-name="P15"><text:span text:style-name="T1">&lt;available&gt;</text:span></text:p>
          </draw:text-box>
        </draw:frame>
        <draw:frame draw:style-name="gr6" draw:text-style-name="P8" draw:layer="layout" svg:width="2.405cm" svg:height="1.271cm" draw:transform="rotate (-1.5707963267949) translate (16.894cm 8.473cm)">
          <draw:text-box>
            <text:p text:style-name="P14"><text:span text:style-name="T4">----------</text:span></text:p>
            <text:p text:style-name="P14"><text:span text:style-name="T2">TS-IRQ</text:span></text:p>
            <text:p text:style-name="P14"><text:span text:style-name="T4">BL</text:span></text:p>
          </draw:text-box>
        </draw:frame>
        <draw:custom-shape draw:style-name="gr9" draw:text-style-name="P16" draw:layer="layout" svg:width="5.715cm" svg:height="1.905cm" svg:x="3.175cm" svg:y="0.635cm">
          <text:p text:style-name="P9">HW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4:04:54.678000000</meta:creation-date>
    <dc:date>2025-05-25T19:03:20.072000000</dc:date>
    <meta:editing-duration>PT8H55M43S</meta:editing-duration>
    <meta:editing-cycles>32</meta:editing-cycles>
    <meta:generator>LibreOffice/24.8.6.2$Windows_X86_64 LibreOffice_project/6d98ba145e9a8a39fc57bcc76981d1fb1316c60c</meta:generator>
    <meta:document-statistic meta:object-count="41"/>
  </office:meta>
</office:document-meta>
</file>